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1000001E49EC36F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88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3cm" fo:margin-bottom="0.3cm" fo:text-align="start" fo:text-indent="0cm"/>
    </style:style>
    <style:style style:name="P2" style:family="paragraph">
      <style:paragraph-properties fo:margin-left="0cm" fo:margin-right="0cm" fo:margin-top="0.3cm" fo:margin-bottom="0.3cm" fo:text-align="start" fo:text-indent="0cm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898cm" svg:height="2.884cm" svg:x="0.676cm" svg:y="0.584cm" presentation:class="title" presentation:user-transformed="true">
          <draw:text-box>
            <text:p text:style-name="P1"><text:span text:style-name="T1">Lesson phases</text:span><text:span text:style-name="T1"><text:line-break/></text:span><text:span text:style-name="T2"><text:line-break/></text:span><text:span text:style-name="T3">Write up moderation techniques where they fit during a lesson.</text:span></text:p>
          </draw:text-box>
        </draw:frame>
        <draw:frame draw:style-name="gr1" draw:text-style-name="P3" draw:layer="layout" svg:width="14.419cm" svg:height="12.805cm" svg:x="3.581cm" svg:y="8cm">
          <draw:image xlink:href="Pictures/1000000000000221000001E49EC36F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3.195cm" fo:margin-right="0cm" fo:margin-top="0cm" fo:margin-bottom="0.532cm" fo:text-indent="-1.064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4.793cm" fo:margin-right="0cm" fo:margin-top="0cm" fo:margin-bottom="0.397cm" fo:text-indent="-0.797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6.389cm" fo:margin-right="0cm" fo:margin-top="0cm" fo:margin-bottom="0.265cm" fo:text-indent="-0.797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7.988cm" fo:margin-right="0cm" fo:margin-top="0cm" fo:margin-bottom="0.132cm" fo:text-indent="-0.797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9.585cm" fo:margin-right="0cm" fo:margin-top="0cm" fo:margin-bottom="0.132cm" fo:text-indent="-0.797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11.184cm" fo:margin-right="0cm" fo:margin-top="0cm" fo:margin-bottom="0.132cm" fo:text-indent="-0.797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12.781cm" fo:margin-right="0cm" fo:margin-top="0cm" fo:margin-bottom="0.132cm" fo:text-indent="-0.797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14.378cm" fo:margin-right="0cm" fo:margin-top="0cm" fo:margin-bottom="0.132cm" fo:text-indent="-0.797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5999984741211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3.723cm" svg:height="4.965cm" svg:x="3.421cm" svg:y="2.05cm"/>
      <draw:page-thumbnail draw:layer="backgroundobjects" svg:width="3.723cm" svg:height="4.965cm" svg:x="3.421cm" svg:y="8.016cm"/>
      <draw:page-thumbnail draw:layer="backgroundobjects" svg:width="3.723cm" svg:height="4.965cm" svg:x="3.421cm" svg:y="13.982cm"/>
      <draw:page-thumbnail draw:layer="backgroundobjects" svg:width="3.723cm" svg:height="4.965cm" svg:x="12.987cm" svg:y="2.05cm"/>
      <draw:page-thumbnail draw:layer="backgroundobjects" svg:width="3.723cm" svg:height="4.965cm" svg:x="12.987cm" svg:y="8.016cm"/>
      <draw:page-thumbnail draw:layer="backgroundobjects" svg:width="3.723cm" svg:height="4.965cm" svg:x="12.987cm" svg:y="13.982cm"/>
      <draw:page-thumbnail draw:layer="backgroundobjects" svg:width="3.723cm" svg:height="4.965cm" svg:x="22.553cm" svg:y="2.05cm"/>
      <draw:page-thumbnail draw:layer="backgroundobjects" svg:width="3.723cm" svg:height="4.965cm" svg:x="22.553cm" svg:y="8.016cm"/>
      <draw:page-thumbnail draw:layer="backgroundobjects" svg:width="3.723cm" svg:height="4.965cm" svg:x="22.553cm" svg:y="13.982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7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8-01-15T13:38:46</meta:creation-date>
    <dc:date>2011-12-03T22:41:00.57</dc:date>
    <dc:language>de-DE</dc:language>
    <meta:editing-cycles>39</meta:editing-cycles>
    <meta:editing-duration>PT7H21M51S</meta:editing-duration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